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 Roiling Original is a very large game. It has ten discrete areas to work through. This document lists all the maps and flowcharts relevant to the game.</text:p>
      <text:p text:style-name="Standard"/>
      <text:p text:style-name="Standard">The first page contains the game map.</text:p>
      <text:p text:style-name="Standard"/>
      <text:p text:style-name="Standard">The second page contains the Volt Maze map, which isn't critical for the game, but it was easy enough to add in.</text:p>
      <text:p text:style-name="Standard"/>
      <text:p text:style-name="Standard">The third page contains the walkthrough flowchart for Store P.</text:p>
      <text:p text:style-name="Standard">The fourth page contains the walkthrough flowchart for Store T.</text:p>
      <text:p text:style-name="Standard">The fifth page contains the walkthrough flowchart for Store U.</text:p>
      <text:p text:style-name="Standard">The sixth page contains the walkthrough flowchart for Store V.</text:p>
      <text:p text:style-name="Standard">The seventh page contains the walkthrough flowchart for Store W.</text:p>
      <text:p text:style-name="Standard">The eighth page contains the walkthrough flowchart for Store Y.</text:p>
      <text:p text:style-name="Standard"/>
      <text:p text:style-name="Standard">The maps were created with Trizbort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Schultz</meta:initial-creator>
    <meta:creation-date>2017-02-27T22:14:18.96</meta:creation-date>
    <meta:document-statistic meta:table-count="0" meta:image-count="0" meta:object-count="0" meta:page-count="1" meta:paragraph-count="10" meta:word-count="123" meta:character-count="714"/>
    <dc:date>2017-02-27T22:16:28.82</dc:date>
    <dc:creator>Andrew Schultz</dc:creator>
    <meta:editing-duration>PT2M9S</meta:editing-duration>
    <meta:editing-cycles>1</meta:editing-cycles>
    <meta:generator>OpenOffice/4.0.1$Win32 OpenOffice.org_project/401m5$Build-9714</meta:generator>
  </office:meta>
</office:document-meta>
</file>